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BC45A09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Text_20_body">
      <style:text-properties style:font-name="Arial" fo:font-size="10.5pt" style:font-size-asian="10.5pt" style:font-size-complex="10.5pt"/>
    </style:style>
    <style:style style:name="P9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Text_20_body" style:list-style-name="L2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1" style:family="paragraph" style:parent-style-name="Text_20_body" style:list-style-name="L3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Text_20_body" style:list-style-name="L4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Text_20_body" style:list-style-name="L5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Text_20_body" style:list-style-name="L7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5" style:family="paragraph" style:parent-style-name="Text_20_body" style:list-style-name="L3"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ext_20_body" style:list-style-name="L4"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Text_20_body" style:list-style-name="L5"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Text_20_body" style:list-style-name="L7"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ext_20_body" style:list-style-name="L4"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Text_20_body" style:list-style-name="L3"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 style:list-style-name="L2">
      <style:text-properties style:font-name="Arial" fo:font-size="10.5pt" style:font-size-asian="10.5pt" style:font-size-complex="10.5pt"/>
    </style:style>
    <style:style style:name="P22" style:family="paragraph" style:parent-style-name="Text_20_body" style:list-style-name="L6">
      <style:text-properties style:font-name="Arial" fo:font-size="10.5pt" style:font-size-asian="10.5pt" style:font-size-complex="10.5pt"/>
    </style:style>
    <style:style style:name="P23" style:family="paragraph" style:parent-style-name="Text_20_body" style:list-style-name="L6">
      <style:text-properties style:font-name="Arial" fo:font-size="10.5pt" fo:font-weight="bold" style:font-size-asian="10.5pt" style:font-weight-asian="bold" style:font-size-complex="10.5pt" style:font-weight-complex="bold"/>
    </style:style>
    <style:style style:name="P24" style:family="paragraph" style:parent-style-name="Text_20_body" style:list-style-name="L2">
      <style:text-properties fo:font-variant="normal" fo:text-transform="none" fo:color="#000000" style:font-name="Arial" fo:font-size="10.5pt" fo:letter-spacing="normal" fo:font-style="normal" fo:font-weight="normal" style:font-size-asian="10.5pt" style:font-style-asian="normal" style:font-size-complex="10.5pt" style:font-style-complex="normal"/>
    </style:style>
    <style:style style:name="P25" style:family="paragraph" style:parent-style-name="Text_20_body" style:list-style-name="L6"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37991860562434300" text:style-name="L1">
        <text:list-header>
          <text:p text:style-name="P9"/>
        </text:list-header>
      </text:list>
      <text:p text:style-name="P7">Selecciona la opción correcta:</text:p>
      <text:list xml:id="list5360298107140837062" text:style-name="L2">
        <text:list-item>
          <text:p text:style-name="P10"><text:s/>Indica cuál de las siguientes afirmaciones es falsa:</text:p>
        </text:list-item>
      </text:list>
      <text:list xml:id="list5436434568350460700" text:style-name="L3">
        <text:list-item>
          <text:list>
            <text:list-item>
              <text:p text:style-name="P11">Para acceder a un vista utilizaremos una sentencia select</text:p>
            </text:list-item>
            <text:list-item>
              <text:p text:style-name="P20">No se puede hacer un update a través de la vista.</text:p>
            </text:list-item>
            <text:list-item>
              <text:p text:style-name="P15">Las vistas contienen datos</text:p>
            </text:list-item>
          </text:list>
        </text:list-item>
      </text:list>
      <text:list xml:id="list34232674" text:continue-list="list5360298107140837062" text:style-name="L2">
        <text:list-item>
          <text:p text:style-name="P10">Se utiliza la siguiente subconsulta para crear una vista:</text:p>
          <text:p text:style-name="P10"><text:s/>Select nombre, (salario+comision) “salario total” from empleado</text:p>
          <text:p text:style-name="P10">Selecciona la mejor opción:</text:p>
        </text:list-item>
      </text:list>
      <text:list xml:id="list5418061318651274903" text:style-name="L4">
        <text:list-item>
          <text:list>
            <text:list-item>
              <text:p text:style-name="P19">No se puede hacer un insert a través de la vista.</text:p>
            </text:list-item>
            <text:list-item>
              <text:p text:style-name="P12">No se puede hacer un update a través de la vista.</text:p>
            </text:list-item>
            <text:list-item>
              <text:p text:style-name="P16">Las dos anteriores son correctas.</text:p>
            </text:list-item>
          </text:list>
        </text:list-item>
      </text:list>
      <text:list xml:id="list34235345" text:continue-list="list34232674" text:style-name="L2">
        <text:list-item>
          <text:p text:style-name="P24">Cuáles de las siguientes sentencias son ciertas sobre las vistas</text:p>
        </text:list-item>
      </text:list>
      <text:list xml:id="list1707781999731927740" text:style-name="L5">
        <text:list-item>
          <text:list>
            <text:list-item>
              <text:p text:style-name="P17"><text:s/>Una vista representa un subconjunto de los atributos de una tabla y que puede ser diseñado para facilitar un caso en particular.</text:p>
            </text:list-item>
            <text:list-item>
              <text:p text:style-name="P17"><text:s/>El manejo de permisos y otras tareas administrativas es mucho mas fácil a través de vistas que a través de tablas.</text:p>
            </text:list-item>
            <text:list-item>
              <text:p text:style-name="P13"><text:s/>Una vista es una rápida descripción de una base de datos.</text:p>
            </text:list-item>
          </text:list>
        </text:list-item>
      </text:list>
      <text:list xml:id="list34233833" text:continue-list="list34235345" text:style-name="L2">
        <text:list-item>
          <text:p text:style-name="P21">A la hora de crear una vista que opción se debe utilizar si no se quiere permitir que los usuarios puedan ejecutar sentencias de insert a través de la vista.</text:p>
        </text:list-item>
      </text:list>
      <text:list xml:id="list586961567039460175" text:style-name="L6">
        <text:list-item>
          <text:list>
            <text:list-item>
              <text:p text:style-name="P22">READ ONLY</text:p>
            </text:list-item>
            <text:list-item>
              <text:p text:style-name="P23">WITH CHECK OPTION</text:p>
            </text:list-item>
            <text:list-item>
              <text:p text:style-name="P25">WITH CHECK OPTION y READ ONLY</text:p>
            </text:list-item>
          </text:list>
        </text:list-item>
      </text:list>
      <text:list xml:id="list34237670" text:continue-list="list34233833" text:style-name="L2">
        <text:list-item>
          <text:p text:style-name="P10"><text:s/>La sentencia de SQL “DROP VIEW” …:</text:p>
        </text:list-item>
      </text:list>
      <text:list xml:id="list6844653341351925370" text:style-name="L7">
        <text:list-item>
          <text:list>
            <text:list-item>
              <text:p text:style-name="P18"><text:s/>En ningún caso afecta a las tablas o vistas a partir de las cuales se define su expresión de tabla</text:p>
            </text:list-item>
            <text:list-item>
              <text:p text:style-name="P14"><text:s/>Destruye todas las tablas a partir de las cuales se define su expresión de tabla sólo en el caso de que se haya puesto la opción CASCADE en la creación de la vista</text:p>
            </text:list-item>
            <text:list-item>
              <text:p text:style-name="P14">Destruye todas las tablas a partir de las cuales se define su expresión de tabla sólo en el caso de que se haya puesto la opción WITH CHECK OPTION en la creación de la vista 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loext:contextual-spacing="false"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BC45A094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3-03-18T11:01:07.14</meta:creation-date>
    <meta:editing-cycles>24</meta:editing-cycles>
    <meta:editing-duration>PT2H5M4S</meta:editing-duration>
    <meta:initial-creator>Blanca I-I</meta:initial-creator>
    <dc:date>2019-02-14T14:03:59.83</dc:date>
    <meta:document-statistic meta:table-count="1" meta:image-count="1" meta:object-count="0" meta:page-count="1" meta:paragraph-count="27" meta:word-count="311" meta:character-count="1795"/>
    <meta:user-defined meta:name="Info 1"/>
    <meta:user-defined meta:name="Info 2"/>
    <meta:user-defined meta:name="Info 3"/>
    <meta:user-defined meta:name="Info 4"/>
  </office:meta>
</office:document-meta>
</file>